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29in" svg:height="3.5449in" svg:x="0.0323in" svg:y="5.9398in">
            <draw:object draw:notify-on-update-of-ranges="Sheet1.A10:Sheet1.A10 Sheet1.B10:Sheet1.H10 Sheet1.A11:Sheet1.A11 Sheet1.B11:Sheet1.H11 Sheet1.A12:Sheet1.A12 Sheet1.B12:Sheet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29in" svg:height="3.5449in" svg:x="8.6091in" svg:y="0.1571in">
            <draw:object draw:notify-on-update-of-ranges="Sheet1.A14:Sheet1.A14 Sheet1.B14:Sheet1.H14 Sheet1.A15:Sheet1.A15 Sheet1.B15:Sheet1.H15 Sheet1.A16:Sheet1.A16 Sheet1.B16:Sheet1.H16 Sheet1.A17:Sheet1.A17 Sheet1.B17:Sheet1.H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25in" svg:height="3.5449in" svg:x="8.7516in" svg:y="3.9531in">
            <draw:object draw:notify-on-update-of-ranges="Sheet1.A19:Sheet1.A19 Sheet1.B19:Sheet1.H19 Sheet1.A20:Sheet1.A20 Sheet1.B20:Sheet1.H20 Sheet1.A21:Sheet1.A21 Sheet1.B21:Sheet1.H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25in" svg:height="3.5453in" svg:x="0.1409in" svg:y="10.1957in">
            <draw:object draw:notify-on-update-of-ranges="Sheet1.A23:Sheet1.A23 Sheet1.B23:Sheet1.H23 Sheet1.A24:Sheet1.A24 Sheet1.B24:Sheet1.H24 Sheet1.A25:Sheet1.A25 Sheet1.B25:Sheet1.H25 Sheet1.A26:Sheet1.A26 Sheet1.B26:Sheet1.H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8.765in" svg:y="7.6839in">
            <draw:object draw:notify-on-update-of-ranges="Sheet1.A28:Sheet1.A28 Sheet1.B28:Sheet1.H28 Sheet1.A29:Sheet1.A29 Sheet1.B29:Sheet1.H29 Sheet1.A30:Sheet1.A30 Sheet1.B30:Sheet1.H30 Sheet1.A31:Sheet1.A31 Sheet1.B31:Sheet1.H31 Sheet1.A32:Sheet1.A32 Sheet1.B32:Sheet1.H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ree Siz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75000000" calcext:value-type="float">
            <text:p>75000000</text:p>
          </table:table-cell>
        </table:table-row>
        <table:table-row table:style-name="ro1">
          <table:table-cell office:value-type="string" calcext:value-type="string">
            <text:p>In Order (Rec)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7849" calcext:value-type="float">
            <text:p>0.007849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243468" calcext:value-type="float">
            <text:p>0.243468</text:p>
          </table:table-cell>
          <table:table-cell office:value-type="float" office:value="0.51852" calcext:value-type="float">
            <text:p>0.51852</text:p>
          </table:table-cell>
          <table:table-cell office:value-type="float" office:value="2.75198" calcext:value-type="float">
            <text:p>2.75198</text:p>
          </table:table-cell>
          <table:table-cell office:value-type="float" office:value="4.23763" calcext:value-type="float">
            <text:p>4.23763</text:p>
          </table:table-cell>
        </table:table-row>
        <table:table-row table:style-name="ro1">
          <table:table-cell office:value-type="string" calcext:value-type="string">
            <text:p>Post Order (Rec)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8663" calcext:value-type="float">
            <text:p>0.008663</text:p>
          </table:table-cell>
          <table:table-cell office:value-type="float" office:value="0.024244" calcext:value-type="float">
            <text:p>0.024244</text:p>
          </table:table-cell>
          <table:table-cell office:value-type="float" office:value="0.238947" calcext:value-type="float">
            <text:p>0.238947</text:p>
          </table:table-cell>
          <table:table-cell office:value-type="float" office:value="0.518556" calcext:value-type="float">
            <text:p>0.518556</text:p>
          </table:table-cell>
          <table:table-cell office:value-type="float" office:value="2.76154" calcext:value-type="float">
            <text:p>2.76154</text:p>
          </table:table-cell>
          <table:table-cell office:value-type="float" office:value="4.20155" calcext:value-type="float">
            <text:p>4.20155</text:p>
          </table:table-cell>
        </table:table-row>
        <table:table-row table:style-name="ro1">
          <table:table-cell office:value-type="string" calcext:value-type="string">
            <text:p>Pre Order (Rec)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8438" calcext:value-type="float">
            <text:p>0.008438</text:p>
          </table:table-cell>
          <table:table-cell office:value-type="float" office:value="0.024221" calcext:value-type="float">
            <text:p>0.024221</text:p>
          </table:table-cell>
          <table:table-cell office:value-type="float" office:value="0.241065" calcext:value-type="float">
            <text:p>0.241065</text:p>
          </table:table-cell>
          <table:table-cell office:value-type="float" office:value="0.554734" calcext:value-type="float">
            <text:p>0.554734</text:p>
          </table:table-cell>
          <table:table-cell office:value-type="float" office:value="3.02042" calcext:value-type="float">
            <text:p>3.02042</text:p>
          </table:table-cell>
          <table:table-cell office:value-type="float" office:value="4.51509" calcext:value-type="float">
            <text:p>4.51509</text:p>
          </table:table-cell>
        </table:table-row>
        <table:table-row table:style-name="ro1">
          <table:table-cell office:value-type="string" calcext:value-type="string">
            <text:p>Pre Order (iter)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.012126" calcext:value-type="float">
            <text:p>0.012126</text:p>
          </table:table-cell>
          <table:table-cell office:value-type="float" office:value="0.039152" calcext:value-type="float">
            <text:p>0.039152</text:p>
          </table:table-cell>
          <table:table-cell office:value-type="float" office:value="0.379047" calcext:value-type="float">
            <text:p>0.379047</text:p>
          </table:table-cell>
          <table:table-cell office:value-type="float" office:value="0.842314" calcext:value-type="float">
            <text:p>0.842314</text:p>
          </table:table-cell>
          <table:table-cell office:value-type="float" office:value="4.55106" calcext:value-type="float">
            <text:p>4.55106</text:p>
          </table:table-cell>
          <table:table-cell office:value-type="float" office:value="6.84669" calcext:value-type="float">
            <text:p>6.84669</text:p>
          </table:table-cell>
        </table:table-row>
        <table:table-row table:style-name="ro1">
          <table:table-cell office:value-type="string" calcext:value-type="string">
            <text:p>Post Order 2 stacks (iter)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23331" calcext:value-type="float">
            <text:p>0.023331</text:p>
          </table:table-cell>
          <table:table-cell office:value-type="float" office:value="0.068318" calcext:value-type="float">
            <text:p>0.068318</text:p>
          </table:table-cell>
          <table:table-cell office:value-type="float" office:value="0.52474" calcext:value-type="float">
            <text:p>0.52474</text:p>
          </table:table-cell>
          <table:table-cell office:value-type="float" office:value="1.12583" calcext:value-type="float">
            <text:p>1.12583</text:p>
          </table:table-cell>
          <table:table-cell office:value-type="float" office:value="6.08057" calcext:value-type="float">
            <text:p>6.08057</text:p>
          </table:table-cell>
          <table:table-cell office:value-type="float" office:value="9.20872" calcext:value-type="float">
            <text:p>9.20872</text:p>
          </table:table-cell>
        </table:table-row>
        <table:table-row table:style-name="ro1">
          <table:table-cell office:value-type="string" calcext:value-type="string">
            <text:p><text:span text:style-name="T1">Post Order (iter</text:span>)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.015956" calcext:value-type="float">
            <text:p>0.015956</text:p>
          </table:table-cell>
          <table:table-cell office:value-type="float" office:value="0.046443" calcext:value-type="float">
            <text:p>0.046443</text:p>
          </table:table-cell>
          <table:table-cell office:value-type="float" office:value="0.447547" calcext:value-type="float">
            <text:p>0.447547</text:p>
          </table:table-cell>
          <table:table-cell office:value-type="float" office:value="0.957328" calcext:value-type="float">
            <text:p>0.957328</text:p>
          </table:table-cell>
          <table:table-cell office:value-type="float" office:value="5.26524" calcext:value-type="float">
            <text:p>5.26524</text:p>
          </table:table-cell>
          <table:table-cell office:value-type="float" office:value="7.94478" calcext:value-type="float">
            <text:p>7.94478</text:p>
          </table:table-cell>
        </table:table-row>
        <table:table-row table:style-name="ro1">
          <table:table-cell office:value-type="string" calcext:value-type="string">
            <text:p>In Order (iter)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.017939" calcext:value-type="float">
            <text:p>0.017939</text:p>
          </table:table-cell>
          <table:table-cell office:value-type="float" office:value="0.051922" calcext:value-type="float">
            <text:p>0.051922</text:p>
          </table:table-cell>
          <table:table-cell office:value-type="float" office:value="0.503704" calcext:value-type="float">
            <text:p>0.503704</text:p>
          </table:table-cell>
          <table:table-cell office:value-type="float" office:value="1.10955" calcext:value-type="float">
            <text:p>1.10955</text:p>
          </table:table-cell>
          <table:table-cell office:value-type="float" office:value="5.97267" calcext:value-type="float">
            <text:p>5.97267</text:p>
          </table:table-cell>
          <table:table-cell office:value-type="float" office:value="9.11173" calcext:value-type="float">
            <text:p>9.1117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75000000" calcext:value-type="float">
            <text:p>75000000</text:p>
          </table:table-cell>
        </table:table-row>
        <table:table-row table:style-name="ro1">
          <table:table-cell office:value-type="string" calcext:value-type="string">
            <text:p>Pre Order (Rec)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8438" calcext:value-type="float">
            <text:p>0.008438</text:p>
          </table:table-cell>
          <table:table-cell office:value-type="float" office:value="0.024221" calcext:value-type="float">
            <text:p>0.024221</text:p>
          </table:table-cell>
          <table:table-cell office:value-type="float" office:value="0.241065" calcext:value-type="float">
            <text:p>0.241065</text:p>
          </table:table-cell>
          <table:table-cell office:value-type="float" office:value="0.554734" calcext:value-type="float">
            <text:p>0.554734</text:p>
          </table:table-cell>
          <table:table-cell office:value-type="float" office:value="3.02042" calcext:value-type="float">
            <text:p>3.02042</text:p>
          </table:table-cell>
          <table:table-cell office:value-type="float" office:value="4.51509" calcext:value-type="float">
            <text:p>4.51509</text:p>
          </table:table-cell>
        </table:table-row>
        <table:table-row table:style-name="ro1">
          <table:table-cell office:value-type="string" calcext:value-type="string">
            <text:p>Pre Order (iter)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.012126" calcext:value-type="float">
            <text:p>0.012126</text:p>
          </table:table-cell>
          <table:table-cell office:value-type="float" office:value="0.039152" calcext:value-type="float">
            <text:p>0.039152</text:p>
          </table:table-cell>
          <table:table-cell office:value-type="float" office:value="0.379047" calcext:value-type="float">
            <text:p>0.379047</text:p>
          </table:table-cell>
          <table:table-cell office:value-type="float" office:value="0.842314" calcext:value-type="float">
            <text:p>0.842314</text:p>
          </table:table-cell>
          <table:table-cell office:value-type="float" office:value="4.55106" calcext:value-type="float">
            <text:p>4.55106</text:p>
          </table:table-cell>
          <table:table-cell office:value-type="float" office:value="6.84669" calcext:value-type="float">
            <text:p>6.8466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75000000" calcext:value-type="float">
            <text:p>75000000</text:p>
          </table:table-cell>
        </table:table-row>
        <table:table-row table:style-name="ro1">
          <table:table-cell office:value-type="string" calcext:value-type="string">
            <text:p>Post Order (Rec)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8663" calcext:value-type="float">
            <text:p>0.008663</text:p>
          </table:table-cell>
          <table:table-cell office:value-type="float" office:value="0.024244" calcext:value-type="float">
            <text:p>0.024244</text:p>
          </table:table-cell>
          <table:table-cell office:value-type="float" office:value="0.238947" calcext:value-type="float">
            <text:p>0.238947</text:p>
          </table:table-cell>
          <table:table-cell office:value-type="float" office:value="0.518556" calcext:value-type="float">
            <text:p>0.518556</text:p>
          </table:table-cell>
          <table:table-cell office:value-type="float" office:value="2.76154" calcext:value-type="float">
            <text:p>2.76154</text:p>
          </table:table-cell>
          <table:table-cell office:value-type="float" office:value="4.20155" calcext:value-type="float">
            <text:p>4.20155</text:p>
          </table:table-cell>
        </table:table-row>
        <table:table-row table:style-name="ro1">
          <table:table-cell office:value-type="string" calcext:value-type="string">
            <text:p>Post Order 2 stacks (iter)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23331" calcext:value-type="float">
            <text:p>0.023331</text:p>
          </table:table-cell>
          <table:table-cell office:value-type="float" office:value="0.068318" calcext:value-type="float">
            <text:p>0.068318</text:p>
          </table:table-cell>
          <table:table-cell office:value-type="float" office:value="0.52474" calcext:value-type="float">
            <text:p>0.52474</text:p>
          </table:table-cell>
          <table:table-cell office:value-type="float" office:value="1.12583" calcext:value-type="float">
            <text:p>1.12583</text:p>
          </table:table-cell>
          <table:table-cell office:value-type="float" office:value="6.08057" calcext:value-type="float">
            <text:p>6.08057</text:p>
          </table:table-cell>
          <table:table-cell office:value-type="float" office:value="9.20872" calcext:value-type="float">
            <text:p>9.20872</text:p>
          </table:table-cell>
        </table:table-row>
        <table:table-row table:style-name="ro1">
          <table:table-cell office:value-type="string" calcext:value-type="string">
            <text:p><text:span text:style-name="T1">Post Order (iter</text:span>)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.015956" calcext:value-type="float">
            <text:p>0.015956</text:p>
          </table:table-cell>
          <table:table-cell office:value-type="float" office:value="0.046443" calcext:value-type="float">
            <text:p>0.046443</text:p>
          </table:table-cell>
          <table:table-cell office:value-type="float" office:value="0.447547" calcext:value-type="float">
            <text:p>0.447547</text:p>
          </table:table-cell>
          <table:table-cell office:value-type="float" office:value="0.957328" calcext:value-type="float">
            <text:p>0.957328</text:p>
          </table:table-cell>
          <table:table-cell office:value-type="float" office:value="5.26524" calcext:value-type="float">
            <text:p>5.26524</text:p>
          </table:table-cell>
          <table:table-cell office:value-type="float" office:value="7.94478" calcext:value-type="float">
            <text:p>7.9447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75000000" calcext:value-type="float">
            <text:p>75000000</text:p>
          </table:table-cell>
        </table:table-row>
        <table:table-row table:style-name="ro1">
          <table:table-cell office:value-type="string" calcext:value-type="string">
            <text:p>In Order (Rec)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7849" calcext:value-type="float">
            <text:p>0.007849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243468" calcext:value-type="float">
            <text:p>0.243468</text:p>
          </table:table-cell>
          <table:table-cell office:value-type="float" office:value="0.51852" calcext:value-type="float">
            <text:p>0.51852</text:p>
          </table:table-cell>
          <table:table-cell office:value-type="float" office:value="2.75198" calcext:value-type="float">
            <text:p>2.75198</text:p>
          </table:table-cell>
          <table:table-cell office:value-type="float" office:value="4.23763" calcext:value-type="float">
            <text:p>4.23763</text:p>
          </table:table-cell>
        </table:table-row>
        <table:table-row table:style-name="ro1">
          <table:table-cell office:value-type="string" calcext:value-type="string">
            <text:p>In Order (iter)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.017939" calcext:value-type="float">
            <text:p>0.017939</text:p>
          </table:table-cell>
          <table:table-cell office:value-type="float" office:value="0.051922" calcext:value-type="float">
            <text:p>0.051922</text:p>
          </table:table-cell>
          <table:table-cell office:value-type="float" office:value="0.503704" calcext:value-type="float">
            <text:p>0.503704</text:p>
          </table:table-cell>
          <table:table-cell office:value-type="float" office:value="1.10955" calcext:value-type="float">
            <text:p>1.10955</text:p>
          </table:table-cell>
          <table:table-cell office:value-type="float" office:value="5.97267" calcext:value-type="float">
            <text:p>5.97267</text:p>
          </table:table-cell>
          <table:table-cell office:value-type="float" office:value="9.11173" calcext:value-type="float">
            <text:p>9.1117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75000000" calcext:value-type="float">
            <text:p>75000000</text:p>
          </table:table-cell>
        </table:table-row>
        <table:table-row table:style-name="ro1">
          <table:table-cell office:value-type="string" calcext:value-type="string">
            <text:p>In Order (Rec)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7849" calcext:value-type="float">
            <text:p>0.007849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243468" calcext:value-type="float">
            <text:p>0.243468</text:p>
          </table:table-cell>
          <table:table-cell office:value-type="float" office:value="0.51852" calcext:value-type="float">
            <text:p>0.51852</text:p>
          </table:table-cell>
          <table:table-cell office:value-type="float" office:value="2.75198" calcext:value-type="float">
            <text:p>2.75198</text:p>
          </table:table-cell>
          <table:table-cell office:value-type="float" office:value="4.23763" calcext:value-type="float">
            <text:p>4.23763</text:p>
          </table:table-cell>
        </table:table-row>
        <table:table-row table:style-name="ro1">
          <table:table-cell office:value-type="string" calcext:value-type="string">
            <text:p>Post Order (Rec)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8663" calcext:value-type="float">
            <text:p>0.008663</text:p>
          </table:table-cell>
          <table:table-cell office:value-type="float" office:value="0.024244" calcext:value-type="float">
            <text:p>0.024244</text:p>
          </table:table-cell>
          <table:table-cell office:value-type="float" office:value="0.238947" calcext:value-type="float">
            <text:p>0.238947</text:p>
          </table:table-cell>
          <table:table-cell office:value-type="float" office:value="0.518556" calcext:value-type="float">
            <text:p>0.518556</text:p>
          </table:table-cell>
          <table:table-cell office:value-type="float" office:value="2.76154" calcext:value-type="float">
            <text:p>2.76154</text:p>
          </table:table-cell>
          <table:table-cell office:value-type="float" office:value="4.20155" calcext:value-type="float">
            <text:p>4.20155</text:p>
          </table:table-cell>
        </table:table-row>
        <table:table-row table:style-name="ro1">
          <table:table-cell office:value-type="string" calcext:value-type="string">
            <text:p>Pre Order (Rec)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8438" calcext:value-type="float">
            <text:p>0.008438</text:p>
          </table:table-cell>
          <table:table-cell office:value-type="float" office:value="0.024221" calcext:value-type="float">
            <text:p>0.024221</text:p>
          </table:table-cell>
          <table:table-cell office:value-type="float" office:value="0.241065" calcext:value-type="float">
            <text:p>0.241065</text:p>
          </table:table-cell>
          <table:table-cell office:value-type="float" office:value="0.554734" calcext:value-type="float">
            <text:p>0.554734</text:p>
          </table:table-cell>
          <table:table-cell office:value-type="float" office:value="3.02042" calcext:value-type="float">
            <text:p>3.02042</text:p>
          </table:table-cell>
          <table:table-cell office:value-type="float" office:value="4.51509" calcext:value-type="float">
            <text:p>4.5150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75000000" calcext:value-type="float">
            <text:p>75000000</text:p>
          </table:table-cell>
        </table:table-row>
        <table:table-row table:style-name="ro1">
          <table:table-cell office:value-type="string" calcext:value-type="string">
            <text:p>Pre Order (iter)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.012126" calcext:value-type="float">
            <text:p>0.012126</text:p>
          </table:table-cell>
          <table:table-cell office:value-type="float" office:value="0.039152" calcext:value-type="float">
            <text:p>0.039152</text:p>
          </table:table-cell>
          <table:table-cell office:value-type="float" office:value="0.379047" calcext:value-type="float">
            <text:p>0.379047</text:p>
          </table:table-cell>
          <table:table-cell office:value-type="float" office:value="0.842314" calcext:value-type="float">
            <text:p>0.842314</text:p>
          </table:table-cell>
          <table:table-cell office:value-type="float" office:value="4.55106" calcext:value-type="float">
            <text:p>4.55106</text:p>
          </table:table-cell>
          <table:table-cell office:value-type="float" office:value="6.84669" calcext:value-type="float">
            <text:p>6.84669</text:p>
          </table:table-cell>
        </table:table-row>
        <table:table-row table:style-name="ro1">
          <table:table-cell office:value-type="string" calcext:value-type="string">
            <text:p>Post Order 2 stacks (iter)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23331" calcext:value-type="float">
            <text:p>0.023331</text:p>
          </table:table-cell>
          <table:table-cell office:value-type="float" office:value="0.068318" calcext:value-type="float">
            <text:p>0.068318</text:p>
          </table:table-cell>
          <table:table-cell office:value-type="float" office:value="0.52474" calcext:value-type="float">
            <text:p>0.52474</text:p>
          </table:table-cell>
          <table:table-cell office:value-type="float" office:value="1.12583" calcext:value-type="float">
            <text:p>1.12583</text:p>
          </table:table-cell>
          <table:table-cell office:value-type="float" office:value="6.08057" calcext:value-type="float">
            <text:p>6.08057</text:p>
          </table:table-cell>
          <table:table-cell office:value-type="float" office:value="9.20872" calcext:value-type="float">
            <text:p>9.20872</text:p>
          </table:table-cell>
        </table:table-row>
        <table:table-row table:style-name="ro1">
          <table:table-cell office:value-type="string" calcext:value-type="string">
            <text:p><text:span text:style-name="T1">Post Order (iter</text:span>)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.015956" calcext:value-type="float">
            <text:p>0.015956</text:p>
          </table:table-cell>
          <table:table-cell office:value-type="float" office:value="0.046443" calcext:value-type="float">
            <text:p>0.046443</text:p>
          </table:table-cell>
          <table:table-cell office:value-type="float" office:value="0.447547" calcext:value-type="float">
            <text:p>0.447547</text:p>
          </table:table-cell>
          <table:table-cell office:value-type="float" office:value="0.957328" calcext:value-type="float">
            <text:p>0.957328</text:p>
          </table:table-cell>
          <table:table-cell office:value-type="float" office:value="5.26524" calcext:value-type="float">
            <text:p>5.26524</text:p>
          </table:table-cell>
          <table:table-cell office:value-type="float" office:value="7.94478" calcext:value-type="float">
            <text:p>7.94478</text:p>
          </table:table-cell>
        </table:table-row>
        <table:table-row table:style-name="ro1">
          <table:table-cell office:value-type="string" calcext:value-type="string">
            <text:p>In Order (iter)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.017939" calcext:value-type="float">
            <text:p>0.017939</text:p>
          </table:table-cell>
          <table:table-cell office:value-type="float" office:value="0.051922" calcext:value-type="float">
            <text:p>0.051922</text:p>
          </table:table-cell>
          <table:table-cell office:value-type="float" office:value="0.503704" calcext:value-type="float">
            <text:p>0.503704</text:p>
          </table:table-cell>
          <table:table-cell office:value-type="float" office:value="1.10955" calcext:value-type="float">
            <text:p>1.10955</text:p>
          </table:table-cell>
          <table:table-cell office:value-type="float" office:value="5.97267" calcext:value-type="float">
            <text:p>5.97267</text:p>
          </table:table-cell>
          <table:table-cell office:value-type="float" office:value="9.11173" calcext:value-type="float">
            <text:p>9.11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1:04:28.329621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0:39:48.951642099</meta:creation-date>
    <meta:generator>LibreOffice/7.0.4.2$Linux_X86_64 LibreOffice_project/00$Build-2</meta:generator>
    <dc:date>2023-09-20T11:31:18.994129588</dc:date>
    <meta:editing-duration>PT37M37S</meta:editing-duration>
    <meta:editing-cycles>4</meta:editing-cycles>
    <meta:document-statistic meta:table-count="1" meta:cell-count="21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scatter" chart:style-name="ch1">
        <chart:title svg:x="5.289cm" svg:y="0.316cm" chart:style-name="ch2">
          <text:p>Timing Analysis Pre Order</text:p>
        </chart:title>
        <chart:legend chart:legend-position="end" svg:x="12.233cm" svg:y="3.954cm" style:legend-expansion="high" chart:style-name="ch3"/>
        <chart:plot-area chart:style-name="ch4" table:cell-range-address="Sheet1.A10:Sheet1.H12" chart:data-source-has-labels="both" svg:x="1.33cm" svg:y="1.275cm" svg:width="10.584cm" svg:height="6.569cm">
          <chart:coordinate-region svg:x="1.766cm" svg:y="1.474cm" svg:width="9.405cm" svg:height="5.723cm"/>
          <chart:axis chart:dimension="x" chart:name="primary-x" chart:style-name="ch5" chartooo:axis-type="auto">
            <chart:title svg:x="5.877cm" svg:y="8.024cm" chart:style-name="ch6">
              <text:p>Tree Size</text:p>
            </chart:title>
            <chart:categories table:cell-range-address="Sheet1.B10:Sheet1.H10"/>
          </chart:axis>
          <chart:axis chart:dimension="y" chart:name="primary-y" chart:style-name="ch7">
            <chart:title svg:x="0.451cm" svg:y="5.728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11:Sheet1.H11" chart:label-cell-address="Sheet1.A11:Sheet1.A11" chart:class="chart:scatter">
            <chart:domain table:cell-range-address="Sheet1.B10:Sheet1.H10"/>
            <chart:data-point chart:repeated="7"/>
          </chart:series>
          <chart:series chart:style-name="ch11" chart:values-cell-range-address="Sheet1.B12:Sheet1.H12" chart:label-cell-address="Sheet1.A12:Sheet1.A1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B10:Sheet1.H10</svg:desc>
                </draw:g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</table:table-header-rows>
          <table:table-rows>
            <table:table-row>
              <table:table-cell office:value-type="string">
                <text:p>Pre Order (Rec)</text:p>
                <draw:g>
                  <svg:desc>Sheet1.A11:Sheet1.A11</svg:desc>
                </draw:g>
              </table:table-cell>
              <table:table-cell office:value-type="float" office:value="0.001217">
                <text:p>0.001217</text:p>
                <draw:g>
                  <svg:desc>Sheet1.B11:Sheet1.H11</svg:desc>
                </draw:g>
              </table:table-cell>
              <table:table-cell office:value-type="float" office:value="0.008438">
                <text:p>0.008438</text:p>
              </table:table-cell>
              <table:table-cell office:value-type="float" office:value="0.024221">
                <text:p>0.024221</text:p>
              </table:table-cell>
              <table:table-cell office:value-type="float" office:value="0.241065">
                <text:p>0.241065</text:p>
              </table:table-cell>
              <table:table-cell office:value-type="float" office:value="0.554734">
                <text:p>0.554734</text:p>
              </table:table-cell>
              <table:table-cell office:value-type="float" office:value="3.02042">
                <text:p>3.02042</text:p>
              </table:table-cell>
              <table:table-cell office:value-type="float" office:value="4.51509">
                <text:p>4.51509</text:p>
              </table:table-cell>
            </table:table-row>
            <table:table-row>
              <table:table-cell office:value-type="string">
                <text:p>Pre Order (iter)</text:p>
                <draw:g>
                  <svg:desc>Sheet1.A12:Sheet1.A12</svg:desc>
                </draw:g>
              </table:table-cell>
              <table:table-cell office:value-type="float" office:value="0.001989">
                <text:p>0.001989</text:p>
                <draw:g>
                  <svg:desc>Sheet1.B12:Sheet1.H12</svg:desc>
                </draw:g>
              </table:table-cell>
              <table:table-cell office:value-type="float" office:value="0.012126">
                <text:p>0.012126</text:p>
              </table:table-cell>
              <table:table-cell office:value-type="float" office:value="0.039152">
                <text:p>0.039152</text:p>
              </table:table-cell>
              <table:table-cell office:value-type="float" office:value="0.379047">
                <text:p>0.379047</text:p>
              </table:table-cell>
              <table:table-cell office:value-type="float" office:value="0.842314">
                <text:p>0.842314</text:p>
              </table:table-cell>
              <table:table-cell office:value-type="float" office:value="4.55106">
                <text:p>4.55106</text:p>
              </table:table-cell>
              <table:table-cell office:value-type="float" office:value="6.84669">
                <text:p>6.84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scatter" chart:style-name="ch1">
        <chart:title svg:x="5.184cm" svg:y="0.316cm" chart:style-name="ch2">
          <text:p>Timing Analysis Post Order</text:p>
        </chart:title>
        <chart:legend chart:legend-position="end" svg:x="10.752cm" svg:y="3.705cm" style:legend-expansion="high" chart:style-name="ch3"/>
        <chart:plot-area chart:style-name="ch4" table:cell-range-address="Sheet1.A14:Sheet1.H17" chart:data-source-has-labels="both" svg:x="1.33cm" svg:y="1.275cm" svg:width="9.103cm" svg:height="6.569cm">
          <chart:coordinate-region svg:x="1.766cm" svg:y="1.474cm" svg:width="7.739cm" svg:height="5.723cm"/>
          <chart:axis chart:dimension="x" chart:name="primary-x" chart:style-name="ch5" chartooo:axis-type="auto">
            <chart:title svg:x="5.136cm" svg:y="8.024cm" chart:style-name="ch6">
              <text:p>Tree Size</text:p>
            </chart:title>
            <chart:categories table:cell-range-address="Sheet1.B14:Sheet1.H14"/>
          </chart:axis>
          <chart:axis chart:dimension="y" chart:name="primary-y" chart:style-name="ch7">
            <chart:title svg:x="0.451cm" svg:y="5.754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15:Sheet1.H15" chart:label-cell-address="Sheet1.A15:Sheet1.A15" chart:class="chart:scatter">
            <chart:domain table:cell-range-address="Sheet1.B14:Sheet1.H14"/>
            <chart:data-point chart:repeated="7"/>
          </chart:series>
          <chart:series chart:style-name="ch11" chart:values-cell-range-address="Sheet1.B16:Sheet1.H16" chart:label-cell-address="Sheet1.A16:Sheet1.A16" chart:class="chart:scatter">
            <chart:data-point chart:repeated="7"/>
          </chart:series>
          <chart:series chart:style-name="ch12" chart:values-cell-range-address="Sheet1.B17:Sheet1.H17" chart:label-cell-address="Sheet1.A17:Sheet1.A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B14:Sheet1.H14</svg:desc>
                </draw:g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</table:table-header-rows>
          <table:table-rows>
            <table:table-row>
              <table:table-cell office:value-type="string">
                <text:p>Post Order (Rec)</text:p>
                <draw:g>
                  <svg:desc>Sheet1.A15:Sheet1.A15</svg:desc>
                </draw:g>
              </table:table-cell>
              <table:table-cell office:value-type="float" office:value="0.001373">
                <text:p>0.001373</text:p>
                <draw:g>
                  <svg:desc>Sheet1.B15:Sheet1.H15</svg:desc>
                </draw:g>
              </table:table-cell>
              <table:table-cell office:value-type="float" office:value="0.008663">
                <text:p>0.008663</text:p>
              </table:table-cell>
              <table:table-cell office:value-type="float" office:value="0.024244">
                <text:p>0.024244</text:p>
              </table:table-cell>
              <table:table-cell office:value-type="float" office:value="0.238947">
                <text:p>0.238947</text:p>
              </table:table-cell>
              <table:table-cell office:value-type="float" office:value="0.518556">
                <text:p>0.518556</text:p>
              </table:table-cell>
              <table:table-cell office:value-type="float" office:value="2.76154">
                <text:p>2.76154</text:p>
              </table:table-cell>
              <table:table-cell office:value-type="float" office:value="4.20155">
                <text:p>4.20155</text:p>
              </table:table-cell>
            </table:table-row>
            <table:table-row>
              <table:table-cell office:value-type="string">
                <text:p>Post Order 2 stacks (iter)</text:p>
                <draw:g>
                  <svg:desc>Sheet1.A16:Sheet1.A16</svg:desc>
                </draw:g>
              </table:table-cell>
              <table:table-cell office:value-type="float" office:value="0.003862">
                <text:p>0.003862</text:p>
                <draw:g>
                  <svg:desc>Sheet1.B16:Sheet1.H16</svg:desc>
                </draw:g>
              </table:table-cell>
              <table:table-cell office:value-type="float" office:value="0.023331">
                <text:p>0.023331</text:p>
              </table:table-cell>
              <table:table-cell office:value-type="float" office:value="0.068318">
                <text:p>0.068318</text:p>
              </table:table-cell>
              <table:table-cell office:value-type="float" office:value="0.52474">
                <text:p>0.52474</text:p>
              </table:table-cell>
              <table:table-cell office:value-type="float" office:value="1.12583">
                <text:p>1.12583</text:p>
              </table:table-cell>
              <table:table-cell office:value-type="float" office:value="6.08057">
                <text:p>6.08057</text:p>
              </table:table-cell>
              <table:table-cell office:value-type="float" office:value="9.20872">
                <text:p>9.20872</text:p>
              </table:table-cell>
            </table:table-row>
            <table:table-row>
              <table:table-cell office:value-type="string">
                <text:p>Post Order (iter)</text:p>
                <draw:g>
                  <svg:desc>Sheet1.A17:Sheet1.A17</svg:desc>
                </draw:g>
              </table:table-cell>
              <table:table-cell office:value-type="float" office:value="0.002552">
                <text:p>0.002552</text:p>
                <draw:g>
                  <svg:desc>Sheet1.B17:Sheet1.H17</svg:desc>
                </draw:g>
              </table:table-cell>
              <table:table-cell office:value-type="float" office:value="0.015956">
                <text:p>0.015956</text:p>
              </table:table-cell>
              <table:table-cell office:value-type="float" office:value="0.046443">
                <text:p>0.046443</text:p>
              </table:table-cell>
              <table:table-cell office:value-type="float" office:value="0.447547">
                <text:p>0.447547</text:p>
              </table:table-cell>
              <table:table-cell office:value-type="float" office:value="0.957328">
                <text:p>0.957328</text:p>
              </table:table-cell>
              <table:table-cell office:value-type="float" office:value="5.26524">
                <text:p>5.26524</text:p>
              </table:table-cell>
              <table:table-cell office:value-type="float" office:value="7.94478">
                <text:p>7.944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title svg:x="5.448cm" svg:y="0.316cm" chart:style-name="ch2">
          <text:p>Timing Analysis In Order</text:p>
        </chart:title>
        <chart:legend chart:legend-position="end" svg:x="12.47cm" svg:y="3.954cm" style:legend-expansion="high" chart:style-name="ch3"/>
        <chart:plot-area chart:style-name="ch4" table:cell-range-address="Sheet1.A19:Sheet1.H21" chart:data-source-has-labels="both" svg:x="1.33cm" svg:y="1.275cm" svg:width="10.821cm" svg:height="6.569cm">
          <chart:coordinate-region svg:x="1.766cm" svg:y="1.474cm" svg:width="9.457cm" svg:height="5.723cm"/>
          <chart:axis chart:dimension="x" chart:name="primary-x" chart:style-name="ch5" chartooo:axis-type="auto">
            <chart:title svg:x="5.995cm" svg:y="8.024cm" chart:style-name="ch6">
              <text:p>Tree Size</text:p>
            </chart:title>
            <chart:categories table:cell-range-address="Sheet1.B19:Sheet1.H19"/>
          </chart:axis>
          <chart:axis chart:dimension="y" chart:name="primary-y" chart:style-name="ch7">
            <chart:title svg:x="0.451cm" svg:y="5.754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20:Sheet1.H20" chart:label-cell-address="Sheet1.A20:Sheet1.A20" chart:class="chart:scatter">
            <chart:domain table:cell-range-address="Sheet1.B19:Sheet1.H19"/>
            <chart:data-point chart:repeated="7"/>
          </chart:series>
          <chart:series chart:style-name="ch11" chart:values-cell-range-address="Sheet1.B21:Sheet1.H21" chart:label-cell-address="Sheet1.A21:Sheet1.A2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B19:Sheet1.H19</svg:desc>
                </draw:g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</table:table-header-rows>
          <table:table-rows>
            <table:table-row>
              <table:table-cell office:value-type="string">
                <text:p>In Order (Rec)</text:p>
                <draw:g>
                  <svg:desc>Sheet1.A20:Sheet1.A20</svg:desc>
                </draw:g>
              </table:table-cell>
              <table:table-cell office:value-type="float" office:value="0.001226">
                <text:p>0.001226</text:p>
                <draw:g>
                  <svg:desc>Sheet1.B20:Sheet1.H20</svg:desc>
                </draw:g>
              </table:table-cell>
              <table:table-cell office:value-type="float" office:value="0.007849">
                <text:p>0.007849</text:p>
              </table:table-cell>
              <table:table-cell office:value-type="float" office:value="0.0217">
                <text:p>0.0217</text:p>
              </table:table-cell>
              <table:table-cell office:value-type="float" office:value="0.243468">
                <text:p>0.243468</text:p>
              </table:table-cell>
              <table:table-cell office:value-type="float" office:value="0.51852">
                <text:p>0.51852</text:p>
              </table:table-cell>
              <table:table-cell office:value-type="float" office:value="2.75198">
                <text:p>2.75198</text:p>
              </table:table-cell>
              <table:table-cell office:value-type="float" office:value="4.23763">
                <text:p>4.23763</text:p>
              </table:table-cell>
            </table:table-row>
            <table:table-row>
              <table:table-cell office:value-type="string">
                <text:p>In Order (iter)</text:p>
                <draw:g>
                  <svg:desc>Sheet1.A21:Sheet1.A21</svg:desc>
                </draw:g>
              </table:table-cell>
              <table:table-cell office:value-type="float" office:value="0.003059">
                <text:p>0.003059</text:p>
                <draw:g>
                  <svg:desc>Sheet1.B21:Sheet1.H21</svg:desc>
                </draw:g>
              </table:table-cell>
              <table:table-cell office:value-type="float" office:value="0.017939">
                <text:p>0.017939</text:p>
              </table:table-cell>
              <table:table-cell office:value-type="float" office:value="0.051922">
                <text:p>0.051922</text:p>
              </table:table-cell>
              <table:table-cell office:value-type="float" office:value="0.503704">
                <text:p>0.503704</text:p>
              </table:table-cell>
              <table:table-cell office:value-type="float" office:value="1.10955">
                <text:p>1.10955</text:p>
              </table:table-cell>
              <table:table-cell office:value-type="float" office:value="5.97267">
                <text:p>5.97267</text:p>
              </table:table-cell>
              <table:table-cell office:value-type="float" office:value="9.11173">
                <text:p>9.11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title svg:x="5.263cm" svg:y="0.316cm" chart:style-name="ch2">
          <text:p>Timing Analysis Recursive</text:p>
        </chart:title>
        <chart:legend chart:legend-position="end" svg:x="12.047cm" svg:y="3.706cm" style:legend-expansion="high" chart:style-name="ch3"/>
        <chart:plot-area chart:style-name="ch4" table:cell-range-address="Sheet1.A23:Sheet1.H26" chart:data-source-has-labels="both" svg:x="1.33cm" svg:y="1.275cm" svg:width="10.398cm" svg:height="6.57cm">
          <chart:coordinate-region svg:x="2.057cm" svg:y="1.474cm" svg:width="8.928cm" svg:height="5.724cm"/>
          <chart:axis chart:dimension="x" chart:name="primary-x" chart:style-name="ch5" chartooo:axis-type="auto">
            <chart:title svg:x="5.784cm" svg:y="8.025cm" chart:style-name="ch6">
              <text:p>Tree Size</text:p>
            </chart:title>
            <chart:categories table:cell-range-address="Sheet1.B23:Sheet1.H23"/>
          </chart:axis>
          <chart:axis chart:dimension="y" chart:name="primary-y" chart:style-name="ch7">
            <chart:title svg:x="0.451cm" svg:y="5.755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24:Sheet1.H24" chart:label-cell-address="Sheet1.A24:Sheet1.A24" chart:class="chart:scatter">
            <chart:domain table:cell-range-address="Sheet1.B23:Sheet1.H23"/>
            <chart:data-point chart:repeated="7"/>
          </chart:series>
          <chart:series chart:style-name="ch11" chart:values-cell-range-address="Sheet1.B25:Sheet1.H25" chart:label-cell-address="Sheet1.A25:Sheet1.A25" chart:class="chart:scatter">
            <chart:data-point chart:repeated="7"/>
          </chart:series>
          <chart:series chart:style-name="ch12" chart:values-cell-range-address="Sheet1.B26:Sheet1.H26" chart:label-cell-address="Sheet1.A26:Sheet1.A26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B23:Sheet1.H23</svg:desc>
                </draw:g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</table:table-header-rows>
          <table:table-rows>
            <table:table-row>
              <table:table-cell office:value-type="string">
                <text:p>In Order (Rec)</text:p>
                <draw:g>
                  <svg:desc>Sheet1.A24:Sheet1.A24</svg:desc>
                </draw:g>
              </table:table-cell>
              <table:table-cell office:value-type="float" office:value="0.001226">
                <text:p>0.001226</text:p>
                <draw:g>
                  <svg:desc>Sheet1.B24:Sheet1.H24</svg:desc>
                </draw:g>
              </table:table-cell>
              <table:table-cell office:value-type="float" office:value="0.007849">
                <text:p>0.007849</text:p>
              </table:table-cell>
              <table:table-cell office:value-type="float" office:value="0.0217">
                <text:p>0.0217</text:p>
              </table:table-cell>
              <table:table-cell office:value-type="float" office:value="0.243468">
                <text:p>0.243468</text:p>
              </table:table-cell>
              <table:table-cell office:value-type="float" office:value="0.51852">
                <text:p>0.51852</text:p>
              </table:table-cell>
              <table:table-cell office:value-type="float" office:value="2.75198">
                <text:p>2.75198</text:p>
              </table:table-cell>
              <table:table-cell office:value-type="float" office:value="4.23763">
                <text:p>4.23763</text:p>
              </table:table-cell>
            </table:table-row>
            <table:table-row>
              <table:table-cell office:value-type="string">
                <text:p>Post Order (Rec)</text:p>
                <draw:g>
                  <svg:desc>Sheet1.A25:Sheet1.A25</svg:desc>
                </draw:g>
              </table:table-cell>
              <table:table-cell office:value-type="float" office:value="0.001373">
                <text:p>0.001373</text:p>
                <draw:g>
                  <svg:desc>Sheet1.B25:Sheet1.H25</svg:desc>
                </draw:g>
              </table:table-cell>
              <table:table-cell office:value-type="float" office:value="0.008663">
                <text:p>0.008663</text:p>
              </table:table-cell>
              <table:table-cell office:value-type="float" office:value="0.024244">
                <text:p>0.024244</text:p>
              </table:table-cell>
              <table:table-cell office:value-type="float" office:value="0.238947">
                <text:p>0.238947</text:p>
              </table:table-cell>
              <table:table-cell office:value-type="float" office:value="0.518556">
                <text:p>0.518556</text:p>
              </table:table-cell>
              <table:table-cell office:value-type="float" office:value="2.76154">
                <text:p>2.76154</text:p>
              </table:table-cell>
              <table:table-cell office:value-type="float" office:value="4.20155">
                <text:p>4.20155</text:p>
              </table:table-cell>
            </table:table-row>
            <table:table-row>
              <table:table-cell office:value-type="string">
                <text:p>Pre Order (Rec)</text:p>
                <draw:g>
                  <svg:desc>Sheet1.A26:Sheet1.A26</svg:desc>
                </draw:g>
              </table:table-cell>
              <table:table-cell office:value-type="float" office:value="0.001217">
                <text:p>0.001217</text:p>
                <draw:g>
                  <svg:desc>Sheet1.B26:Sheet1.H26</svg:desc>
                </draw:g>
              </table:table-cell>
              <table:table-cell office:value-type="float" office:value="0.008438">
                <text:p>0.008438</text:p>
              </table:table-cell>
              <table:table-cell office:value-type="float" office:value="0.024221">
                <text:p>0.024221</text:p>
              </table:table-cell>
              <table:table-cell office:value-type="float" office:value="0.241065">
                <text:p>0.241065</text:p>
              </table:table-cell>
              <table:table-cell office:value-type="float" office:value="0.554734">
                <text:p>0.554734</text:p>
              </table:table-cell>
              <table:table-cell office:value-type="float" office:value="3.02042">
                <text:p>3.02042</text:p>
              </table:table-cell>
              <table:table-cell office:value-type="float" office:value="4.51509">
                <text:p>4.51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37cm" svg:y="0.316cm" chart:style-name="ch2">
          <text:p>Timing Analysis Iterative Functions</text:p>
        </chart:title>
        <chart:legend chart:legend-position="end" svg:x="10.767cm" svg:y="3.454cm" style:legend-expansion="high" chart:style-name="ch3"/>
        <chart:plot-area chart:style-name="ch4" table:cell-range-address="Sheet1.A28:Sheet1.H32" chart:data-source-has-labels="both" svg:x="1.331cm" svg:y="1.275cm" svg:width="9.116cm" svg:height="6.564cm">
          <chart:coordinate-region svg:x="1.767cm" svg:y="1.474cm" svg:width="7.752cm" svg:height="5.718cm"/>
          <chart:axis chart:dimension="x" chart:name="primary-x" chart:style-name="ch5" chartooo:axis-type="auto">
            <chart:title svg:x="5.144cm" svg:y="8.019cm" chart:style-name="ch6">
              <text:p>Tree Size</text:p>
            </chart:title>
            <chart:categories table:cell-range-address="Sheet1.B28:Sheet1.H28"/>
          </chart:axis>
          <chart:axis chart:dimension="y" chart:name="primary-y" chart:style-name="ch7">
            <chart:title svg:x="0.451cm" svg:y="5.752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29:Sheet1.H29" chart:label-cell-address="Sheet1.A29:Sheet1.A29" chart:class="chart:scatter">
            <chart:domain table:cell-range-address="Sheet1.B28:Sheet1.H28"/>
            <chart:data-point chart:repeated="7"/>
          </chart:series>
          <chart:series chart:style-name="ch11" chart:values-cell-range-address="Sheet1.B30:Sheet1.H30" chart:label-cell-address="Sheet1.A30:Sheet1.A30" chart:class="chart:scatter">
            <chart:data-point chart:repeated="7"/>
          </chart:series>
          <chart:series chart:style-name="ch12" chart:values-cell-range-address="Sheet1.B31:Sheet1.H31" chart:label-cell-address="Sheet1.A31:Sheet1.A31" chart:class="chart:scatter">
            <chart:data-point chart:repeated="7"/>
          </chart:series>
          <chart:series chart:style-name="ch13" chart:values-cell-range-address="Sheet1.B32:Sheet1.H32" chart:label-cell-address="Sheet1.A32:Sheet1.A32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B28:Sheet1.H28</svg:desc>
                </draw:g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</table:table-header-rows>
          <table:table-rows>
            <table:table-row>
              <table:table-cell office:value-type="string">
                <text:p>Pre Order (iter)</text:p>
                <draw:g>
                  <svg:desc>Sheet1.A29:Sheet1.A29</svg:desc>
                </draw:g>
              </table:table-cell>
              <table:table-cell office:value-type="float" office:value="0.001989">
                <text:p>0.001989</text:p>
                <draw:g>
                  <svg:desc>Sheet1.B29:Sheet1.H29</svg:desc>
                </draw:g>
              </table:table-cell>
              <table:table-cell office:value-type="float" office:value="0.012126">
                <text:p>0.012126</text:p>
              </table:table-cell>
              <table:table-cell office:value-type="float" office:value="0.039152">
                <text:p>0.039152</text:p>
              </table:table-cell>
              <table:table-cell office:value-type="float" office:value="0.379047">
                <text:p>0.379047</text:p>
              </table:table-cell>
              <table:table-cell office:value-type="float" office:value="0.842314">
                <text:p>0.842314</text:p>
              </table:table-cell>
              <table:table-cell office:value-type="float" office:value="4.55106">
                <text:p>4.55106</text:p>
              </table:table-cell>
              <table:table-cell office:value-type="float" office:value="6.84669">
                <text:p>6.84669</text:p>
              </table:table-cell>
            </table:table-row>
            <table:table-row>
              <table:table-cell office:value-type="string">
                <text:p>Post Order 2 stacks (iter)</text:p>
                <draw:g>
                  <svg:desc>Sheet1.A30:Sheet1.A30</svg:desc>
                </draw:g>
              </table:table-cell>
              <table:table-cell office:value-type="float" office:value="0.003862">
                <text:p>0.003862</text:p>
                <draw:g>
                  <svg:desc>Sheet1.B30:Sheet1.H30</svg:desc>
                </draw:g>
              </table:table-cell>
              <table:table-cell office:value-type="float" office:value="0.023331">
                <text:p>0.023331</text:p>
              </table:table-cell>
              <table:table-cell office:value-type="float" office:value="0.068318">
                <text:p>0.068318</text:p>
              </table:table-cell>
              <table:table-cell office:value-type="float" office:value="0.52474">
                <text:p>0.52474</text:p>
              </table:table-cell>
              <table:table-cell office:value-type="float" office:value="1.12583">
                <text:p>1.12583</text:p>
              </table:table-cell>
              <table:table-cell office:value-type="float" office:value="6.08057">
                <text:p>6.08057</text:p>
              </table:table-cell>
              <table:table-cell office:value-type="float" office:value="9.20872">
                <text:p>9.20872</text:p>
              </table:table-cell>
            </table:table-row>
            <table:table-row>
              <table:table-cell office:value-type="string">
                <text:p>Post Order (iter)</text:p>
                <draw:g>
                  <svg:desc>Sheet1.A31:Sheet1.A31</svg:desc>
                </draw:g>
              </table:table-cell>
              <table:table-cell office:value-type="float" office:value="0.002552">
                <text:p>0.002552</text:p>
                <draw:g>
                  <svg:desc>Sheet1.B31:Sheet1.H31</svg:desc>
                </draw:g>
              </table:table-cell>
              <table:table-cell office:value-type="float" office:value="0.015956">
                <text:p>0.015956</text:p>
              </table:table-cell>
              <table:table-cell office:value-type="float" office:value="0.046443">
                <text:p>0.046443</text:p>
              </table:table-cell>
              <table:table-cell office:value-type="float" office:value="0.447547">
                <text:p>0.447547</text:p>
              </table:table-cell>
              <table:table-cell office:value-type="float" office:value="0.957328">
                <text:p>0.957328</text:p>
              </table:table-cell>
              <table:table-cell office:value-type="float" office:value="5.26524">
                <text:p>5.26524</text:p>
              </table:table-cell>
              <table:table-cell office:value-type="float" office:value="7.94478">
                <text:p>7.94478</text:p>
              </table:table-cell>
            </table:table-row>
            <table:table-row>
              <table:table-cell office:value-type="string">
                <text:p>In Order (iter)</text:p>
                <draw:g>
                  <svg:desc>Sheet1.A32:Sheet1.A32</svg:desc>
                </draw:g>
              </table:table-cell>
              <table:table-cell office:value-type="float" office:value="0.003059">
                <text:p>0.003059</text:p>
                <draw:g>
                  <svg:desc>Sheet1.B32:Sheet1.H32</svg:desc>
                </draw:g>
              </table:table-cell>
              <table:table-cell office:value-type="float" office:value="0.017939">
                <text:p>0.017939</text:p>
              </table:table-cell>
              <table:table-cell office:value-type="float" office:value="0.051922">
                <text:p>0.051922</text:p>
              </table:table-cell>
              <table:table-cell office:value-type="float" office:value="0.503704">
                <text:p>0.503704</text:p>
              </table:table-cell>
              <table:table-cell office:value-type="float" office:value="1.10955">
                <text:p>1.10955</text:p>
              </table:table-cell>
              <table:table-cell office:value-type="float" office:value="5.97267">
                <text:p>5.97267</text:p>
              </table:table-cell>
              <table:table-cell office:value-type="float" office:value="9.11173">
                <text:p>9.111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